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I.create( String s , FileOutputStream os , String s2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I.create( String s , ParameterBlock p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I.create( String s , PlanarImage p , FileOutputStream os , String s2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I.create( String s , FileSeekableStream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I.create( String s , ParameterBlock pb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